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6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.065cm" svg:height="7.87cm" svg:x="2.905cm" svg:y="7.35cm">
          <draw:text-box>
            <text:p>This is test documen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10T13:58:46</meta:creation-date>
    <dc:date>2010-01-10T13:59:13</dc:date>
    <meta:editing-duration>PT00H00M28S</meta:editing-duration>
    <meta:editing-cycles>1</meta:editing-cycles>
    <meta:document-statistic meta:object-count="1"/>
    <meta:generator>OpenOffice.org/3.2$Unix OpenOffice.org_project/320m8$Build-9472</meta:generator>
  </office:meta>
</office:document-meta>
</file>